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3.71pt"/>
    </style:style>
    <style:style style:name="co3" style:family="table-column">
      <style:table-column-properties fo:break-before="auto" style:column-width="465.9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323.86pt"/>
    </style:style>
    <style:style style:name="co7" style:family="table-column">
      <style:table-column-properties fo:break-before="auto" style:column-width="253.19pt"/>
    </style:style>
    <style:style style:name="co8" style:family="table-column">
      <style:table-column-properties fo:break-before="auto" style:column-width="187.31pt"/>
    </style:style>
    <style:style style:name="co9" style:family="table-column">
      <style:table-column-properties fo:break-before="auto" style:column-width="152.39pt"/>
    </style:style>
    <style:style style:name="co10" style:family="table-column">
      <style:table-column-properties fo:break-before="auto" style:column-width="323.01pt"/>
    </style:style>
    <style:style style:name="co11" style:family="table-column">
      <style:table-column-properties fo:break-before="auto" style:column-width="280.94pt"/>
    </style:style>
    <style:style style:name="co12" style:family="table-column">
      <style:table-column-properties fo:break-before="auto" style:column-width="123.85pt"/>
    </style:style>
    <style:style style:name="co13" style:family="table-column">
      <style:table-column-properties fo:break-before="auto" style:column-width="322.24pt"/>
    </style:style>
    <style:style style:name="co14" style:family="table-column">
      <style:table-column-properties fo:break-before="auto" style:column-width="368.31pt"/>
    </style:style>
    <style:style style:name="co15" style:family="table-column">
      <style:table-column-properties fo:break-before="auto" style:column-width="204.8pt"/>
    </style:style>
    <style:style style:name="co16" style:family="table-column">
      <style:table-column-properties fo:break-before="auto" style:column-width="329.41pt"/>
    </style:style>
    <style:style style:name="co17" style:family="table-column">
      <style:table-column-properties fo:break-before="auto" style:column-width="276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onents">
      <style:table-properties table:display="true" style:writing-mode="lr-tb" tableooo:tab-color="#ffe599"/>
    </style:style>
    <style:style style:name="ta2" style:family="table" style:master-page-name="PageStyle_5f_Fasteners">
      <style:table-properties table:display="true" style:writing-mode="lr-tb" tableooo:tab-color="#ffe599"/>
    </style:style>
    <style:style style:name="ta3" style:family="table" style:master-page-name="PageStyle_5f_Printed_20_parts">
      <style:table-properties table:display="true" style:writing-mode="lr-tb" tableooo:tab-color="#ffe599"/>
    </style:style>
    <style:style style:name="ta4" style:family="table" style:master-page-name="PageStyle_5f_Module_20_1">
      <style:table-properties table:display="true" style:writing-mode="lr-tb" tableooo:tab-color="#999999"/>
    </style:style>
    <style:style style:name="ta5" style:family="table" style:master-page-name="PageStyle_5f_Module_20_2">
      <style:table-properties table:display="true" style:writing-mode="lr-tb" tableooo:tab-color="#999999"/>
    </style:style>
    <style:style style:name="ta6" style:family="table" style:master-page-name="PageStyle_5f_Tool_20_assembly">
      <style:table-properties table:display="true" style:writing-mode="lr-tb" tableooo:tab-color="#999999"/>
    </style:style>
    <style:style style:name="ta7" style:family="table" style:master-page-name="PageStyle_5f_Module_20_3_20_STEP_20_I">
      <style:table-properties table:display="true" style:writing-mode="lr-tb" tableooo:tab-color="#999999"/>
    </style:style>
    <style:style style:name="ta8" style:family="table" style:master-page-name="PageStyle_5f_Module_20_4">
      <style:table-properties table:display="true" style:writing-mode="lr-tb" tableooo:tab-color="#999999"/>
    </style:style>
    <style:style style:name="ta9" style:family="table" style:master-page-name="PageStyle_5f_Module_20_3_20_STEP_20_II">
      <style:table-properties table:display="true" style:writing-mode="lr-tb" tableooo:tab-color="#999999"/>
    </style:style>
    <style:style style:name="ta10" style:family="table" style:master-page-name="PageStyle_5f_Base_20_Assembly">
      <style:table-properties table:display="true" style:writing-mode="lr-tb" tableooo:tab-color="#999999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 - NOT DESIGNED&quot;;&quot;P - DESIGN IN PROGRESS&quot;;&quot;D - DESIGNED&quot;;&quot;RO - READY TO ORDER&quot;;&quot;O - ORDERED&quot;;&quot;R - RECEIVED&quot;;&quot;A - ASSEMBLED&quot;;&quot;X - DEPRECATED&quot;)" table:allow-empty-cell="true" table:display-list="unsorted" table:base-cell-address="Components.E2">
          <table:help-message table:display="true">
            <text:p>Click and enter a value from the list of items</text:p>
          </table:help-message>
        </table:content-validation>
        <table:content-validation table:name="val2" table:condition="of:cell-content-is-in-list(&quot;N - NOT DESIGNED&quot;;&quot;P - DESIGN IN PROGRESS&quot;;&quot;D - DESIGNED&quot;;&quot;RO - READY TO ORDER&quot;;&quot;O - ORDERED&quot;;&quot;R - RECEIVED&quot;;&quot;A - ASSEMBLED&quot;;&quot;X - DEPRECATED&quot;)" table:allow-empty-cell="true" table:display-list="unsorted" table:base-cell-address="Fasteners.E2">
          <table:help-message table:display="true">
            <text:p>Click and enter a value from the list of items</text:p>
          </table:help-message>
        </table:content-validation>
        <table:content-validation table:name="val3" table:condition="of:cell-content-is-in-list(&quot;N - NOT DESIGNED&quot;;&quot;P - DESIGN IN PROGRESS&quot;;&quot;D - DESIGNED&quot;;&quot;RO - READY TO ORDER&quot;;&quot;RP - READY TO PRINT&quot;;&quot;O - ORDERED&quot;;&quot;UP - UNDER PRINTING&quot;;&quot;R - RECEIVED&quot;;&quot;P - PRINTED&quot;;&quot;A - ASSEMBLED&quot;;&quot;X - DEPRECATED&quot;)" table:allow-empty-cell="true" table:display-list="unsorted" table:base-cell-address="'Printed parts'.F2">
          <table:help-message table:display="true">
            <text:p>Click and enter a value from the list of items</text:p>
          </table:help-message>
        </table:content-validation>
      </table:content-validations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epper Motor SM42HT47-1684 1,8º step, 1,6 A, 3600 g·cm 60mm body length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style-name="ce2" office:value-type="string" calcext:value-type="string">
            <text:p>DRV8825 should wor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RDUINO MEGA 2560 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epper Driver tb6560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content-validation-name="val1"/>
          <table:table-cell table:style-name="ce2" office:value-type="string" calcext:value-type="string">
            <text:p>Do we really need 6pcs TB6560 - ordered 3pcs DRV882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wer Supply 24V 320W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MPS V1.4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wer converter 24V a 12V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rvo Motor 180§ 55G TORQUE=13KG/C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ar Ratio 5:1 Planetary Gearbox Nema 17 Stepper 17HS19-1684S-PG5 ( step 0,35º , 2Nm, 1,68A)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ema 23, 112mm, Ø8mm flat shaft SM57HT112-3004A, step 1,8º, 3A,28Kg·c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/>
          <table:table-cell table:style-name="ce2" office:value-type="string" calcext:value-type="string">
            <text:p>2pcs TB656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epper Motor SM35HT36-1004A, 1,8º step, 1A, 1400g·c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epper Motor nema 17 SM42HT33-1334, 1,8º step, 1,33A, 2200 g·c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hrome steel smooth bar-134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hrome steel smooth bar-114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hrome steel smooth bar-80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ll Bearing 608ZZ 8mm x 22mm x 7mm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ll Bearing 625ZZ 5mm x 16mm x 5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content-validation-name="val1"/>
          <table:table-cell/>
          <table:table-cell table:style-name="ce6" office:value-type="string" calcext:value-type="string">
            <text:p><text:a xlink:href="https://uk.misumi-ec.com/vona2/detail/221000531116/?PNSearch=625ZZ1&amp;HissuCode=625ZZ1&amp;searchFlow=suggest2products&amp;Keyword=625ZZ1" xlink:type="simple">https://uk.misumi-ec.com/vona2/detail/221000531116/?PNSearch=625ZZ1&amp;HissuCode=625ZZ1&amp;searchFlow=suggest2products&amp;Keyword=625ZZ1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all Bearing 624ZZ 4mm x 13mm x 5mm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content-validation-name="val1"/>
          <table:table-cell/>
          <table:table-cell table:style-name="ce6" office:value-type="string" calcext:value-type="string">
            <text:p><text:a xlink:href="https://uk.misumi-ec.com/vona2/detail/221000531116/?PNSearch=624ZZ1&amp;HissuCode=624ZZ1&amp;searchFlow=suggest2products&amp;Keyword=624ZZ1" xlink:type="simple">https://uk.misumi-ec.com/vona2/detail/221000531116/?PNSearch=624ZZ1&amp;HissuCode=624ZZ1&amp;searchFlow=suggest2products&amp;Keyword=624ZZ1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all Bearing 623ZZ 3mm x 10mm x 4mm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/>
          <table:table-cell/>
          <table:table-cell table:style-name="ce6" office:value-type="string" calcext:value-type="string">
            <text:p><text:a xlink:href="https://uk.misumi-ec.com/vona2/detail/221000531116/?PNSearch=623ZZ&amp;HissuCode=623ZZ&amp;searchFlow=suggest2products&amp;Keyword=623ZZ" xlink:type="simple">https://uk.misumi-ec.com/vona2/detail/221000531116/?PNSearch=623ZZ&amp;HissuCode=623ZZ&amp;searchFlow=suggest2products&amp;Keyword=623ZZ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rass insert M4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/>
          <table:table-cell/>
          <table:table-cell table:style-name="ce6" office:value-type="string" calcext:value-type="string">
            <text:p><text:a xlink:href="https://uk.misumi-ec.com/vona2/detail/221000748262/" xlink:type="simple">https://uk.misumi-ec.com/vona2/detail/221000748262/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ass insert M3</text:p>
          </table:table-cell>
          <table:table-cell table:style-name="ce2" office:value-type="float" office:value="20" calcext:value-type="float">
            <text:p>20</text:p>
          </table:table-cell>
          <table:table-cell table:style-name="ce5" table:content-validation-name="val1"/>
          <table:table-cell/>
          <table:table-cell table:style-name="ce6" office:value-type="string" calcext:value-type="string">
            <text:p><text:a xlink:href="https://uk.misumi-ec.com/vona2/detail/221000748262/" xlink:type="simple">https://uk.misumi-ec.com/vona2/detail/221000748262/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ulley T5, Bore 8mm, 14 tooth, 17mm width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/>
          <table:table-cell table:style-name="ce2" office:value-type="string" calcext:value-type="string">
            <text:p>Also available as STL to print instead named 21-NordTh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ulley T5, Bore 5mm, 10 tooth, 17 mm width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/>
          <table:table-cell table:style-name="ce2" office:value-type="string" calcext:value-type="string">
            <text:p>Also available as STL to print instead named 22-NordThing</text:p>
          </table:table-cell>
          <table:table-cell table:style-name="ce2" office:value-type="string" calcext:value-type="string">
            <text:p>Printing 50%infill 0.1mm layer heigh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OD BAR M8 L 42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ZCOUPLING STEEL 5 TO 8 mm rigid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xial Fan DC 24V 80x80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xial Fan DC 24V 50x50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owwer supply cable IEC 1,8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able USB 2.0 AM/BM 1,8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able Ties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elfoil bearing 5mm x 8mm x 10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elfoil bearing 8mm x 12mm x 20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/>
          <table:table-cell table:style-name="ce2" office:value-type="string" calcext:value-type="string">
            <text:p>Also available as STL to print instead named 31-NordTh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ood Base - 550mm x 550mm x 16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reco belt T5, 16mm width, L 180cm</text:p>
          </table:table-cell>
          <table:table-cell table:style-name="ce2" office:value-type="float" office:value="1.8" calcext:value-type="float">
            <text:p>1.8</text:p>
          </table:table-cell>
          <table:table-cell table:style-name="ce5" table:content-validation-name="val1"/>
          <table:table-cell table:style-name="ce2" office:value-type="string" calcext:value-type="string">
            <text:p>2pc 36cm belt</text:p>
          </table:table-cell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steners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Dimension A: M-3 Dimension B: 8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Dimension A: M-3 Dimension B: 10 mm</text:p>
          </table:table-cell>
          <table:table-cell table:style-name="ce2" office:value-type="float" office:value="30" calcext:value-type="float">
            <text:p>30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imension A: M-3 Dimension B: 12 mm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Dimension A: M-3 Dimension B: 16 mm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Dimension A: M-3 Dimension B: 20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Dimension A: M-3 Dimension B: 25 mm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Dimension A: M-3 Dimension B: 30 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Dimension A: M-3 Dimension B: 35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Dimension A: M-3 Dimension B: 40 mm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Dimension A: M-4 Dimension B: 10 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Dimension A: M-4 Dimension B: 12 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Dimension A: M-4 Dimension B: 16 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Dimension A: M-4 Dimension B: 20 mm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Dimension A: M-4 Dimension B: 25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Dimension A: M-4 Dimension B: 30 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Dimension A: M-4 Dimension B: 40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Dimension A: M-4 Dimension B: 45 mm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Dimension A: M-4 Dimension B: 60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Dimension A: M-5 Dimension B: 14 mm</text:p>
          </table:table-cell>
          <table:table-cell table:style-name="ce2" office:value-type="float" office:value="120" calcext:value-type="float">
            <text:p>120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Dimension A: M-5 Dimension B: 20 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Dimension A: M-8 Dimension B: 65 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Dimension A: M-3 Nut</text:p>
          </table:table-cell>
          <table:table-cell table:style-name="ce2" office:value-type="float" office:value="30" calcext:value-type="float">
            <text:p>30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Dimension A: M-4 Nut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Dimension A: M-4 Locknut</text:p>
          </table:table-cell>
          <table:table-cell table:style-name="ce2" office:value-type="float" office:value="18" calcext:value-type="float">
            <text:p>18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Dimension A: M-5 Locknut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Dimension A: M-8 Locknu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2"/>
          <table:table-cell table:number-columns-repeated="1019"/>
        </table:table-row>
        <table:table-row table:style-name="ro1">
          <table:table-cell/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Washer M-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content-validation-name="val2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ed parts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PART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 table:number-columns-spanned="1" table:number-rows-spanned="3">
            <text:p>Articulation 1</text:p>
          </table:table-cell>
          <table:table-cell table:style-name="ce2" office:value-type="string" calcext:value-type="string">
            <text:p>1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2" calcext:value-type="float">
            <text:p>202</text:p>
          </table:table-cell>
          <table:covered-table-cell/>
          <table:table-cell table:style-name="ce2" office:value-type="string" calcext:value-type="string">
            <text:p>1M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3" calcext:value-type="float">
            <text:p>203</text:p>
          </table:table-cell>
          <table:covered-table-cell/>
          <table:table-cell table:style-name="ce2" office:value-type="string" calcext:value-type="string">
            <text:p>1M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 table:number-columns-spanned="1" table:number-rows-spanned="5">
            <text:p>Articulation 2</text:p>
          </table:table-cell>
          <table:table-cell table:style-name="ce2" office:value-type="string" calcext:value-type="string">
            <text:p>2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5" calcext:value-type="float">
            <text:p>205</text:p>
          </table:table-cell>
          <table:covered-table-cell/>
          <table:table-cell table:style-name="ce2" office:value-type="string" calcext:value-type="string">
            <text:p>2M2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6" calcext:value-type="float">
            <text:p>206</text:p>
          </table:table-cell>
          <table:covered-table-cell/>
          <table:table-cell table:style-name="ce2" office:value-type="string" calcext:value-type="string">
            <text:p>2M2H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7" calcext:value-type="float">
            <text:p>207</text:p>
          </table:table-cell>
          <table:covered-table-cell/>
          <table:table-cell table:style-name="ce2" office:value-type="string" calcext:value-type="string">
            <text:p>T2M1D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8" calcext:value-type="float">
            <text:p>208</text:p>
          </table:table-cell>
          <table:covered-table-cell/>
          <table:table-cell table:style-name="ce2" office:value-type="string" calcext:value-type="string">
            <text:p>T2M1I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 table:number-columns-spanned="1" table:number-rows-spanned="4">
            <text:p>Articulation 3</text:p>
          </table:table-cell>
          <table:table-cell table:style-name="ce2" office:value-type="string" calcext:value-type="string">
            <text:p>3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0" calcext:value-type="float">
            <text:p>210</text:p>
          </table:table-cell>
          <table:covered-table-cell/>
          <table:table-cell table:style-name="ce2" office:value-type="string" calcext:value-type="string">
            <text:p>3M2C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1" calcext:value-type="float">
            <text:p>211</text:p>
          </table:table-cell>
          <table:covered-table-cell/>
          <table:table-cell table:style-name="ce2" office:value-type="string" calcext:value-type="string">
            <text:p>3M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2" calcext:value-type="float">
            <text:p>212</text:p>
          </table:table-cell>
          <table:covered-table-cell/>
          <table:table-cell table:style-name="ce2" office:value-type="string" calcext:value-type="string">
            <text:p>T3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 table:number-columns-spanned="1" table:number-rows-spanned="4">
            <text:p>Articulation 4</text:p>
          </table:table-cell>
          <table:table-cell table:style-name="ce2" office:value-type="string" calcext:value-type="string">
            <text:p>4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4" calcext:value-type="float">
            <text:p>214</text:p>
          </table:table-cell>
          <table:covered-table-cell/>
          <table:table-cell table:style-name="ce2" office:value-type="string" calcext:value-type="string">
            <text:p>4M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5" calcext:value-type="float">
            <text:p>215</text:p>
          </table:table-cell>
          <table:covered-table-cell/>
          <table:table-cell table:style-name="ce2" office:value-type="string" calcext:value-type="string">
            <text:p>4M2C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6" calcext:value-type="float">
            <text:p>216</text:p>
          </table:table-cell>
          <table:covered-table-cell/>
          <table:table-cell table:style-name="ce2" office:value-type="string" calcext:value-type="string">
            <text:p>T4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 table:number-columns-spanned="1" table:number-rows-spanned="8">
            <text:p>Machine - tool</text:p>
          </table:table-cell>
          <table:table-cell table:style-name="ce2" office:value-type="string" calcext:value-type="string">
            <text:p>Top plate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8" calcext:value-type="float">
            <text:p>218</text:p>
          </table:table-cell>
          <table:covered-table-cell/>
          <table:table-cell table:style-name="ce2" office:value-type="string" calcext:value-type="string">
            <text:p>Bottom plate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19" calcext:value-type="float">
            <text:p>219</text:p>
          </table:table-cell>
          <table:covered-table-cell/>
          <table:table-cell table:style-name="ce2" office:value-type="string" calcext:value-type="string">
            <text:p>Cilinder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covered-table-cell/>
          <table:table-cell table:style-name="ce2" office:value-type="string" calcext:value-type="string">
            <text:p>Pivot ar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1" calcext:value-type="float">
            <text:p>221</text:p>
          </table:table-cell>
          <table:covered-table-cell/>
          <table:table-cell table:style-name="ce2" office:value-type="string" calcext:value-type="string">
            <text:p>Gripper lef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2" calcext:value-type="float">
            <text:p>222</text:p>
          </table:table-cell>
          <table:covered-table-cell/>
          <table:table-cell table:style-name="ce2" office:value-type="string" calcext:value-type="string">
            <text:p>Gripper righ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3" calcext:value-type="float">
            <text:p>223</text:p>
          </table:table-cell>
          <table:covered-table-cell/>
          <table:table-cell table:style-name="ce2" office:value-type="string" calcext:value-type="string">
            <text:p>Idol gear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4" calcext:value-type="float">
            <text:p>224</text:p>
          </table:table-cell>
          <table:covered-table-cell/>
          <table:table-cell table:style-name="ce2" office:value-type="string" calcext:value-type="string">
            <text:p>Servo gear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 table:number-columns-spanned="1" table:number-rows-spanned="3">
            <text:p>Box electronic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6" calcext:value-type="float">
            <text:p>226</text:p>
          </table:table-cell>
          <table:covered-table-cell/>
          <table:table-cell table:style-name="ce2" office:value-type="string" calcext:value-type="string">
            <text:p>Fan module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7" calcext:value-type="float">
            <text:p>227</text:p>
          </table:table-cell>
          <table:covered-table-cell/>
          <table:table-cell table:style-name="ce2" office:value-type="string" calcext:value-type="string">
            <text:p>Suport Driver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8" calcext:value-type="float">
            <text:p>228</text:p>
          </table:table-cell>
          <table:table-cell table:style-name="ce8" office:value-type="string" calcext:value-type="string">
            <text:p>Base</text:p>
          </table:table-cell>
          <table:table-cell table:style-name="ce2" office:value-type="string" calcext:value-type="string">
            <text:p>Potes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 table:number-columns-spanned="1" table:number-rows-spanned="4">
            <text:p>Cover</text:p>
          </table:table-cell>
          <table:table-cell table:style-name="ce2" office:value-type="string" calcext:value-type="string">
            <text:p>Tapa 2M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30" calcext:value-type="float">
            <text:p>230</text:p>
          </table:table-cell>
          <table:covered-table-cell/>
          <table:table-cell table:style-name="ce2" office:value-type="string" calcext:value-type="string">
            <text:p>Tapa 3M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31" calcext:value-type="float">
            <text:p>231</text:p>
          </table:table-cell>
          <table:covered-table-cell/>
          <table:table-cell table:style-name="ce2" office:value-type="string" calcext:value-type="string">
            <text:p>Tapa 4M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3"/>
          <table:table-cell table:number-columns-repeated="1018"/>
        </table:table-row>
        <table:table-row table:style-name="ro1">
          <table:table-cell/>
          <table:table-cell table:style-name="ce2" office:value-type="float" office:value="232" calcext:value-type="float">
            <text:p>232</text:p>
          </table:table-cell>
          <table:covered-table-cell/>
          <table:table-cell table:style-name="ce2" office:value-type="string" calcext:value-type="string">
            <text:p>Tapa TBB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3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e 1" table:style-name="ta4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2" table:formula="of:=LOOKUP([.B2];[$Fasteners.B$1:.B$1048576];[$Fasteners.C$1:.C$1048576])" office:value-type="string" office:string-value="Dimension A: M-5 Dimension B: 20 mm" calcext:value-type="string">
            <text:p>Dimension A: M-5 Dimension B: 20 mm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LOOKUP([.B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table:formula="of:=LOOKUP([.B3];[$Components.B$1:.B$1048576];[$Components.C$1:.C$1048576])" office:value-type="string" office:string-value="Ball Bearing 625ZZ 5mm x 16mm x 5mm" calcext:value-type="string">
            <text:p>Ball Bearing 625ZZ 5mm x 16mm x 5mm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LOOKUP([.B3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LOOKUP([.B4];[$Components.B$1:.B$1048576];[$Components.C$1:.C$1048576])" office:value-type="string" office:string-value="Selfoil bearing 5mm x 8mm x 10mm" calcext:value-type="string">
            <text:p>Selfoil bearing 5mm x 8mm x 10mm</text:p>
          </table:table-cell>
          <table:table-cell table:style-name="ce2" office:value-type="float" office:value="8" calcext:value-type="float">
            <text:p>8</text:p>
          </table:table-cell>
          <table:table-cell table:style-name="ce9" table:formula="of:=LOOKUP([.B4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table:style-name="ce2" table:formula="of:=LOOKUP([.B5];[$Fasteners.B$1:.B$1048576];[$Fasteners.C$1:.C$1048576])" office:value-type="string" office:string-value="Dimension A: M-5 Locknut" calcext:value-type="string">
            <text:p>Dimension A: M-5 Locknut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LOOKUP([.B5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6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6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2" calcext:value-type="float">
            <text:p>202</text:p>
          </table:table-cell>
          <table:table-cell table:style-name="ce2" table:formula="of:=LOOKUP([.B7];[$'Printed parts'.B$1:.B$1048576];[$'Printed parts'.D$1:.D$1048576])" office:value-type="string" office:string-value="1M2" calcext:value-type="string">
            <text:p>1M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7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table:style-name="ce2" table:formula="of:=LOOKUP([.B8];[$Fasteners.B$1:.B$1048576];[$Fasteners.C$1:.C$1048576])" office:value-type="string" office:string-value="Dimension A: M-8 Dimension B: 65 mm" calcext:value-type="string">
            <text:p>Dimension A: M-8 Dimension B: 65 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8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2" table:formula="of:=LOOKUP([.B9];[$Fasteners.B$1:.B$1048576];[$Fasteners.C$1:.C$1048576])" office:value-type="string" office:string-value="Dimension A: M-4 Locknut" calcext:value-type="string">
            <text:p>Dimension A: M-4 Locknut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LOOKUP([.B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table:formula="of:=LOOKUP([.B10];[$Components.B$1:.B$1048576];[$Components.C$1:.C$1048576])" office:value-type="string" office:string-value="Selfoil bearing 8mm x 12mm x 20mm" calcext:value-type="string">
            <text:p>Selfoil bearing 8mm x 12mm x 20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0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1" calcext:value-type="float">
            <text:p>201</text:p>
          </table:table-cell>
          <table:table-cell table:style-name="ce2" table:formula="of:=LOOKUP([.B11];[$'Printed parts'.B$1:.B$1048576];[$'Printed parts'.D$1:.D$1048576])" office:value-type="string" office:string-value="1M1" calcext:value-type="string">
            <text:p>1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1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3" calcext:value-type="float">
            <text:p>203</text:p>
          </table:table-cell>
          <table:table-cell table:style-name="ce2" table:formula="of:=LOOKUP([.B12];[$'Printed parts'.B$1:.B$1048576];[$'Printed parts'.D$1:.D$1048576])" office:value-type="string" office:string-value="1M3" calcext:value-type="string">
            <text:p>1M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2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LOOKUP([.B13];[$Components.B$1:.B$1048576];[$Components.C$1:.C$1048576])" office:value-type="string" office:string-value="Stepper Motor SM42HT47-1684 1,8º step, 1,6 A, 3600 g·cm 60mm body length" calcext:value-type="string">
            <text:p>Stepper Motor SM42HT47-1684 1,8º step, 1,6 A, 3600 g·cm 60mm body length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3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1" calcext:value-type="float">
            <text:p>101</text:p>
          </table:table-cell>
          <table:table-cell table:style-name="ce2" table:formula="of:=LOOKUP([.B14];[$Fasteners.B$1:.B$1048576];[$Fasteners.C$1:.C$1048576])" office:value-type="string" office:string-value="Dimension A: M-3 Dimension B: 8 mm" calcext:value-type="string">
            <text:p>Dimension A: M-3 Dimension B: 8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LOOKUP([.B1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table:formula="of:=LOOKUP([.B15];[$Components.B$1:.B$1048576];[$Components.C$1:.C$1048576])" office:value-type="string" office:string-value="Pulley T5, Bore 5mm, 10 tooth, 17 mm width" calcext:value-type="string">
            <text:p>Pulley T5, Bore 5mm, 10 tooth, 17 mm width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5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odule 1'.E2:'Module 1'.E4">
            <calcext:condition calcext:apply-style-name="ConditionalStyle_1" calcext:value="begins-with(&quot;R&quot;)" calcext:base-cell-address="'Module 1'.E2"/>
          </calcext:conditional-format>
        </calcext:conditional-formats>
      </table:table>
      <table:table table:name="Module 2" table:style-name="ta5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2" table:formula="of:=LOOKUP([.B2];[$Fasteners.B$1:.B$1048576];[$Fasteners.C$1:.C$1048576])" office:value-type="string" office:string-value="Dimension A: M-4 Nut" calcext:value-type="string">
            <text:p>Dimension A: M-4 Nu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2" table:formula="of:=LOOKUP([.B3];[$Fasteners.B$1:.B$1048576];[$Fasteners.C$1:.C$1048576])" office:value-type="string" office:string-value="Dimension A: M-4 Locknut" calcext:value-type="string">
            <text:p>Dimension A: M-4 Locknut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LOOKUP([.B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6" calcext:value-type="float">
            <text:p>206</text:p>
          </table:table-cell>
          <table:table-cell table:style-name="ce2" table:formula="of:=LOOKUP([.B4];[$'Printed parts'.B$1:.B$1048576];[$'Printed parts'.D$1:.D$1048576])" office:value-type="string" office:string-value="2M2H" calcext:value-type="string">
            <text:p>2M2H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4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2" table:formula="of:=LOOKUP([.B5];[$Fasteners.B$1:.B$1048576];[$Fasteners.C$1:.C$1048576])" office:value-type="string" office:string-value="Dimension A: M-4 Nut" calcext:value-type="string">
            <text:p>Dimension A: M-4 Nu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5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table:style-name="ce2" table:formula="of:=LOOKUP([.B6];[$Fasteners.B$1:.B$1048576];[$Fasteners.C$1:.C$1048576])" office:value-type="string" office:string-value="Dimension A: M-4 Dimension B: 40 mm" calcext:value-type="string">
            <text:p>Dimension A: M-4 Dimension B: 40 mm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LOOKUP([.B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5" calcext:value-type="float">
            <text:p>205</text:p>
          </table:table-cell>
          <table:table-cell table:style-name="ce2" table:formula="of:=LOOKUP([.B7];[$'Printed parts'.B$1:.B$1048576];[$'Printed parts'.D$1:.D$1048576])" office:value-type="string" office:string-value="2M2M" calcext:value-type="string">
            <text:p>2M2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7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7" calcext:value-type="float">
            <text:p>207</text:p>
          </table:table-cell>
          <table:table-cell table:style-name="ce2" table:formula="of:=LOOKUP([.B8];[$'Printed parts'.B$1:.B$1048576];[$'Printed parts'.D$1:.D$1048576])" office:value-type="string" office:string-value="T2M1D" calcext:value-type="string">
            <text:p>T2M1D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8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table:style-name="ce2" table:formula="of:=LOOKUP([.B9];[$Fasteners.B$1:.B$1048576];[$Fasteners.C$1:.C$1048576])" office:value-type="string" office:string-value="Dimension A: M-4 Dimension B: 20 mm" calcext:value-type="string">
            <text:p>Dimension A: M-4 Dimension B: 20 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2" table:formula="of:=LOOKUP([.B10];[$Fasteners.B$1:.B$1048576];[$Fasteners.C$1:.C$1048576])" office:value-type="string" office:string-value="Dimension A: M-4 Nut" calcext:value-type="string">
            <text:p>Dimension A: M-4 Nu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0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2" table:formula="of:=LOOKUP([.B11];[$Fasteners.B$1:.B$1048576];[$Fasteners.C$1:.C$1048576])" office:value-type="string" office:string-value="Dimension A: M-3 Nut" calcext:value-type="string">
            <text:p>Dimension A: M-3 Nu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1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LOOKUP([.B12];[$Components.B$1:.B$1048576];[$Components.C$1:.C$1048576])" office:value-type="string" office:string-value="Ball Bearing 624ZZ 4mm x 13mm x 5mm" calcext:value-type="string">
            <text:p>Ball Bearing 624ZZ 4mm x 13mm x 5mm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LOOKUP([.B12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8" calcext:value-type="float">
            <text:p>208</text:p>
          </table:table-cell>
          <table:table-cell table:style-name="ce2" table:formula="of:=LOOKUP([.B13];[$'Printed parts'.B$1:.B$1048576];[$'Printed parts'.D$1:.D$1048576])" office:value-type="string" office:string-value="T2M1I" calcext:value-type="string">
            <text:p>T2M1I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3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table:style-name="ce2" table:formula="of:=LOOKUP([.B14];[$Fasteners.B$1:.B$1048576];[$Fasteners.C$1:.C$1048576])" office:value-type="string" office:string-value="Dimension A: M-4 Dimension B: 20 mm" calcext:value-type="string">
            <text:p>Dimension A: M-4 Dimension B: 20 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2" table:formula="of:=LOOKUP([.B15];[$Fasteners.B$1:.B$1048576];[$Fasteners.C$1:.C$1048576])" office:value-type="string" office:string-value="Dimension A: M-4 Nut" calcext:value-type="string">
            <text:p>Dimension A: M-4 Nu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5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2" table:formula="of:=LOOKUP([.B16];[$Fasteners.B$1:.B$1048576];[$Fasteners.C$1:.C$1048576])" office:value-type="string" office:string-value="Dimension A: M-3 Nut" calcext:value-type="string">
            <text:p>Dimension A: M-3 Nut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LOOKUP([.B17];[$Components.B$1:.B$1048576];[$Components.C$1:.C$1048576])" office:value-type="string" office:string-value="Ball Bearing 624ZZ 4mm x 13mm x 5mm" calcext:value-type="string">
            <text:p>Ball Bearing 624ZZ 4mm x 13mm x 5mm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LOOKUP([.B17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4" calcext:value-type="float">
            <text:p>204</text:p>
          </table:table-cell>
          <table:table-cell table:style-name="ce2" table:formula="of:=LOOKUP([.B18];[$'Printed parts'.B$1:.B$1048576];[$'Printed parts'.D$1:.D$1048576])" office:value-type="string" office:string-value="2M1" calcext:value-type="string">
            <text:p>2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18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6" calcext:value-type="float">
            <text:p>106</text:p>
          </table:table-cell>
          <table:table-cell table:style-name="ce2" table:formula="of:=LOOKUP([.B19];[$Fasteners.B$1:.B$1048576];[$Fasteners.C$1:.C$1048576])" office:value-type="string" office:string-value="Dimension A: M-3 Dimension B: 25 mm" calcext:value-type="string">
            <text:p>Dimension A: M-3 Dimension B: 25 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1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LOOKUP([.B20];[$Components.B$1:.B$1048576];[$Components.C$1:.C$1048576])" office:value-type="string" office:string-value="Nema 23, 112mm, Ø8mm flat shaft SM57HT112-3004A, step 1,8º, 3A,28Kg·cm" calcext:value-type="string">
            <text:p>Nema 23, 112mm, Ø8mm flat shaft SM57HT112-3004A, step 1,8º, 3A,28Kg·c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0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9" calcext:value-type="float">
            <text:p>119</text:p>
          </table:table-cell>
          <table:table-cell table:style-name="ce2" table:formula="of:=LOOKUP([.B21];[$Fasteners.B$1:.B$1048576];[$Fasteners.C$1:.C$1048576])" office:value-type="string" office:string-value="Dimension A: M-5 Dimension B: 14 mm" calcext:value-type="string">
            <text:p>Dimension A: M-5 Dimension B: 14 mm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LOOKUP([.B21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table:style-name="ce2" table:formula="of:=LOOKUP([.B22];[$Fasteners.B$1:.B$1048576];[$Fasteners.C$1:.C$1048576])" office:value-type="string" office:string-value="Dimension A: M-5 Locknut" calcext:value-type="string">
            <text:p>Dimension A: M-5 Locknut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LOOKUP([.B2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table:formula="of:=LOOKUP([.B23];[$Components.B$1:.B$1048576];[$Components.C$1:.C$1048576])" office:value-type="string" office:string-value="Pulley T5, Bore 8mm, 14 tooth, 17mm width" calcext:value-type="string">
            <text:p>Pulley T5, Bore 8mm, 14 tooth, 17mm width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3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24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4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table:formula="of:=LOOKUP([.B25];[$Components.B$1:.B$1048576];[$Components.C$1:.C$1048576])" office:value-type="string" office:string-value="Chrome steel smooth bar-134mm" calcext:value-type="string">
            <text:p>Chrome steel smooth bar-134m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25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table:formula="of:=LOOKUP([.B26];[$Components.B$1:.B$1048576];[$Components.C$1:.C$1048576])" office:value-type="string" office:string-value="Brass insert M4" calcext:value-type="string">
            <text:p>Brass insert M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6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LOOKUP([.B27];[$Components.B$1:.B$1048576];[$Components.C$1:.C$1048576])" office:value-type="string" office:string-value="Brass insert M3" calcext:value-type="string">
            <text:p>Brass insert M3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LOOKUP([.B27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2" table:formula="of:=LOOKUP([.B28];[$Fasteners.B$1:.B$1048576];[$Fasteners.C$1:.C$1048576])" office:value-type="string" office:string-value="Dimension A: M-3 Dimension B: 10 mm" calcext:value-type="string">
            <text:p>Dimension A: M-3 Dimension B: 10 mm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LOOKUP([.B28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9" calcext:value-type="float">
            <text:p>229</text:p>
          </table:table-cell>
          <table:table-cell table:style-name="ce2" table:formula="of:=LOOKUP([.B29];[$'Printed parts'.B$1:.B$1048576];[$'Printed parts'.D$1:.D$1048576])" office:value-type="string" office:string-value="Tapa 2M1" calcext:value-type="string">
            <text:p>Tapa 2M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LOOKUP([.B29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 assembly" table:style-name="ta6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7" calcext:value-type="float">
            <text:p>217</text:p>
          </table:table-cell>
          <table:table-cell table:style-name="ce2" table:formula="of:=LOOKUP([.B2];[$'Printed parts'.B$1:.B$1048576];[$'Printed parts'.D$1:.D$1048576])" office:value-type="string" office:string-value="Top plate" calcext:value-type="string">
            <text:p>Top plate</text:p>
          </table:table-cell>
          <table:table-cell/>
          <table:table-cell table:style-name="ce5" table:formula="of:=LOOKUP([.B2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table:style-name="ce10" table:formula="of:=LOOKUP([.B3];[$Fasteners.B$1:.B$1048576];[$Fasteners.C$1:.C$1048576])" office:value-type="string" office:string-value="Dimension A: M-3 Dimension B: 16 mm" calcext:value-type="string">
            <text:p>Dimension A: M-3 Dimension B: 16 mm</text:p>
          </table:table-cell>
          <table:table-cell/>
          <table:table-cell table:style-name="ce5" table:formula="of:=LOOKUP([.B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10" table:formula="of:=LOOKUP([.B4];[$Fasteners.B$1:.B$1048576];[$Fasteners.C$1:.C$1048576])" office:value-type="string" office:string-value="Dimension A: M-3 Dimension B: 10 mm" calcext:value-type="string">
            <text:p>Dimension A: M-3 Dimension B: 10 mm</text:p>
          </table:table-cell>
          <table:table-cell/>
          <table:table-cell table:style-name="ce5" table:formula="of:=LOOKUP([.B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9" calcext:value-type="float">
            <text:p>219</text:p>
          </table:table-cell>
          <table:table-cell table:style-name="ce2" table:formula="of:=LOOKUP([.B5];[$'Printed parts'.B$1:.B$1048576];[$'Printed parts'.D$1:.D$1048576])" office:value-type="string" office:string-value="Cilinder" calcext:value-type="string">
            <text:p>Cilinder</text:p>
          </table:table-cell>
          <table:table-cell/>
          <table:table-cell table:style-name="ce5" table:formula="of:=LOOKUP([.B5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7" calcext:value-type="float">
            <text:p>127</text:p>
          </table:table-cell>
          <table:table-cell table:style-name="ce10" table:formula="of:=LOOKUP([.B6];[$Fasteners.B$1:.B$1048576];[$Fasteners.C$1:.C$1048576])" office:value-type="string" office:string-value="Washer M-3" calcext:value-type="string">
            <text:p>Washer M-3</text:p>
          </table:table-cell>
          <table:table-cell/>
          <table:table-cell table:style-name="ce5" table:formula="of:=LOOKUP([.B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4" calcext:value-type="float">
            <text:p>224</text:p>
          </table:table-cell>
          <table:table-cell table:style-name="ce2" table:formula="of:=LOOKUP([.B7];[$'Printed parts'.B$1:.B$1048576];[$'Printed parts'.D$1:.D$1048576])" office:value-type="string" office:string-value="Servo gear" calcext:value-type="string">
            <text:p>Servo gear</text:p>
          </table:table-cell>
          <table:table-cell/>
          <table:table-cell table:style-name="ce5" table:formula="of:=LOOKUP([.B7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3" calcext:value-type="float">
            <text:p>223</text:p>
          </table:table-cell>
          <table:table-cell table:style-name="ce2" table:formula="of:=LOOKUP([.B8];[$'Printed parts'.B$1:.B$1048576];[$'Printed parts'.D$1:.D$1048576])" office:value-type="string" office:string-value="Idol gear" calcext:value-type="string">
            <text:p>Idol gear</text:p>
          </table:table-cell>
          <table:table-cell/>
          <table:table-cell table:style-name="ce5" table:formula="of:=LOOKUP([.B8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table:style-name="ce2" table:formula="of:=LOOKUP([.B9];[$'Printed parts'.B$1:.B$1048576];[$'Printed parts'.D$1:.D$1048576])" office:value-type="string" office:string-value="Pivot arm" calcext:value-type="string">
            <text:p>Pivot arm</text:p>
          </table:table-cell>
          <table:table-cell/>
          <table:table-cell table:style-name="ce5" table:formula="of:=LOOKUP([.B9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7" calcext:value-type="float">
            <text:p>127</text:p>
          </table:table-cell>
          <table:table-cell table:style-name="ce10" table:formula="of:=LOOKUP([.B10];[$Fasteners.B$1:.B$1048576];[$Fasteners.C$1:.C$1048576])" office:value-type="string" office:string-value="Washer M-3" calcext:value-type="string">
            <text:p>Washer M-3</text:p>
          </table:table-cell>
          <table:table-cell/>
          <table:table-cell table:style-name="ce5" table:formula="of:=LOOKUP([.B10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8" calcext:value-type="float">
            <text:p>218</text:p>
          </table:table-cell>
          <table:table-cell table:style-name="ce2" table:formula="of:=LOOKUP([.B11];[$'Printed parts'.B$1:.B$1048576];[$'Printed parts'.D$1:.D$1048576])" office:value-type="string" office:string-value="Bottom plate" calcext:value-type="string">
            <text:p>Bottom plate</text:p>
          </table:table-cell>
          <table:table-cell/>
          <table:table-cell table:style-name="ce5" table:formula="of:=LOOKUP([.B11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2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5" table:formula="of:=LOOKUP([.B1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1" calcext:value-type="float">
            <text:p>221</text:p>
          </table:table-cell>
          <table:table-cell table:style-name="ce2" table:formula="of:=LOOKUP([.B13];[$'Printed parts'.B$1:.B$1048576];[$'Printed parts'.D$1:.D$1048576])" office:value-type="string" office:string-value="Gripper left" calcext:value-type="string">
            <text:p>Gripper left</text:p>
          </table:table-cell>
          <table:table-cell/>
          <table:table-cell table:style-name="ce5" table:formula="of:=LOOKUP([.B13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2" calcext:value-type="float">
            <text:p>222</text:p>
          </table:table-cell>
          <table:table-cell table:style-name="ce2" table:formula="of:=LOOKUP([.B14];[$'Printed parts'.B$1:.B$1048576];[$'Printed parts'.D$1:.D$1048576])" office:value-type="string" office:string-value="Gripper right" calcext:value-type="string">
            <text:p>Gripper right</text:p>
          </table:table-cell>
          <table:table-cell/>
          <table:table-cell table:style-name="ce5" table:formula="of:=LOOKUP([.B14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table:style-name="ce10" table:formula="of:=LOOKUP([.B15];[$Fasteners.B$1:.B$1048576];[$Fasteners.C$1:.C$1048576])" office:value-type="string" office:string-value="Dimension A: M-3 Dimension B: 16 mm" calcext:value-type="string">
            <text:p>Dimension A: M-3 Dimension B: 16 mm</text:p>
          </table:table-cell>
          <table:table-cell/>
          <table:table-cell table:style-name="ce5" table:formula="of:=LOOKUP([.B15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6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5" table:formula="of:=LOOKUP([.B1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e 3 STEP I" table:style-name="ta7"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09" calcext:value-type="float">
            <text:p>209</text:p>
          </table:table-cell>
          <table:table-cell table:style-name="ce2" table:formula="of:=LOOKUP([.B2];[$'Printed parts'.B$1:.B$1048576];[$'Printed parts'.D$1:.D$1048576])" office:value-type="string" office:string-value="3M1" calcext:value-type="string">
            <text:p>3M1</text:p>
          </table:table-cell>
          <table:table-cell/>
          <table:table-cell table:style-name="ce5" table:formula="of:=LOOKUP([.B2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2" calcext:value-type="float">
            <text:p>112</text:p>
          </table:table-cell>
          <table:table-cell table:style-name="ce10" table:formula="of:=LOOKUP([.B3];[$Fasteners.B$1:.B$1048576];[$Fasteners.C$1:.C$1048576])" office:value-type="string" office:string-value="Dimension A: M-4 Dimension B: 16 mm" calcext:value-type="string">
            <text:p>Dimension A: M-4 Dimension B: 16 mm</text:p>
          </table:table-cell>
          <table:table-cell/>
          <table:table-cell table:style-name="ce11" table:formula="of:=LOOKUP([.B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2" calcext:value-type="float">
            <text:p>212</text:p>
          </table:table-cell>
          <table:table-cell table:style-name="ce2" table:formula="of:=LOOKUP([.B4];[$'Printed parts'.B$1:.B$1048576];[$'Printed parts'.D$1:.D$1048576])" office:value-type="string" office:string-value="T3M1" calcext:value-type="string">
            <text:p>T3M1</text:p>
          </table:table-cell>
          <table:table-cell/>
          <table:table-cell table:style-name="ce5" table:formula="of:=LOOKUP([.B4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LOOKUP([.B5];[$Components.B$1:.B$1048576];[$Components.C$1:.C$1048576])" office:value-type="string" office:string-value="Ball Bearing 624ZZ 4mm x 13mm x 5mm" calcext:value-type="string">
            <text:p>Ball Bearing 624ZZ 4mm x 13mm x 5mm</text:p>
          </table:table-cell>
          <table:table-cell/>
          <table:table-cell table:style-name="ce5" table:formula="of:=LOOKUP([.B5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table:style-name="ce10" table:formula="of:=LOOKUP([.B6];[$Fasteners.B$1:.B$1048576];[$Fasteners.C$1:.C$1048576])" office:value-type="string" office:string-value="Dimension A: M-4 Dimension B: 20 mm" calcext:value-type="string">
            <text:p>Dimension A: M-4 Dimension B: 20 mm</text:p>
          </table:table-cell>
          <table:table-cell/>
          <table:table-cell table:style-name="ce11" table:formula="of:=LOOKUP([.B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table:style-name="ce10" table:formula="of:=LOOKUP([.B7];[$Fasteners.B$1:.B$1048576];[$Fasteners.C$1:.C$1048576])" office:value-type="string" office:string-value="Dimension A: M-4 Nut" calcext:value-type="string">
            <text:p>Dimension A: M-4 Nut</text:p>
          </table:table-cell>
          <table:table-cell/>
          <table:table-cell table:style-name="ce11" table:formula="of:=LOOKUP([.B7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9" calcext:value-type="float">
            <text:p>109</text:p>
          </table:table-cell>
          <table:table-cell table:style-name="ce10" table:formula="of:=LOOKUP([.B8];[$Fasteners.B$1:.B$1048576];[$Fasteners.C$1:.C$1048576])" office:value-type="string" office:string-value="Dimension A: M-3 Dimension B: 40 mm" calcext:value-type="string">
            <text:p>Dimension A: M-3 Dimension B: 40 mm</text:p>
          </table:table-cell>
          <table:table-cell/>
          <table:table-cell table:style-name="ce11" table:formula="of:=LOOKUP([.B8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9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1" table:formula="of:=LOOKUP([.B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0" calcext:value-type="float">
            <text:p>210</text:p>
          </table:table-cell>
          <table:table-cell table:style-name="ce2" table:formula="of:=LOOKUP([.B10];[$'Printed parts'.B$1:.B$1048576];[$'Printed parts'.D$1:.D$1048576])" office:value-type="string" office:string-value="3M2C" calcext:value-type="string">
            <text:p>3M2C</text:p>
          </table:table-cell>
          <table:table-cell/>
          <table:table-cell table:style-name="ce5" table:formula="of:=LOOKUP([.B10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table:formula="of:=LOOKUP([.B11];[$Components.B$1:.B$1048576];[$Components.C$1:.C$1048576])" office:value-type="string" office:string-value="Stepper Motor nema 17 SM42HT33-1334, 1,8º step, 1,33A, 2200 g·cm" calcext:value-type="string">
            <text:p>Stepper Motor nema 17 SM42HT33-1334, 1,8º step, 1,33A, 2200 g·cm</text:p>
          </table:table-cell>
          <table:table-cell/>
          <table:table-cell table:style-name="ce5" table:formula="of:=LOOKUP([.B11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10" table:formula="of:=LOOKUP([.B12];[$Fasteners.B$1:.B$1048576];[$Fasteners.C$1:.C$1048576])" office:value-type="string" office:string-value="Dimension A: M-3 Dimension B: 10 mm" calcext:value-type="string">
            <text:p>Dimension A: M-3 Dimension B: 10 mm</text:p>
          </table:table-cell>
          <table:table-cell/>
          <table:table-cell table:style-name="ce11" table:formula="of:=LOOKUP([.B1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table:formula="of:=LOOKUP([.B13];[$Components.B$1:.B$1048576];[$Components.C$1:.C$1048576])" office:value-type="string" office:string-value="ZCOUPLING STEEL 5 TO 8 mm rigid" calcext:value-type="string">
            <text:p>ZCOUPLING STEEL 5 TO 8 mm rigid</text:p>
          </table:table-cell>
          <table:table-cell/>
          <table:table-cell table:style-name="ce5" table:formula="of:=LOOKUP([.B13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table:formula="of:=LOOKUP([.B14];[$Components.B$1:.B$1048576];[$Components.C$1:.C$1048576])" office:value-type="string" office:string-value="ROD BAR M8 L 42mm" calcext:value-type="string">
            <text:p>ROD BAR M8 L 42mm</text:p>
          </table:table-cell>
          <table:table-cell/>
          <table:table-cell table:style-name="ce5" table:formula="of:=LOOKUP([.B14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15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/>
          <table:table-cell table:style-name="ce5" table:formula="of:=LOOKUP([.B15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odule 3 STEP I'.E3:'Module 3 STEP I'.E3 'Module 3 STEP I'.E6:'Module 3 STEP I'.E9 'Module 3 STEP I'.E12:'Module 3 STEP I'.E12">
            <calcext:condition calcext:apply-style-name="ConditionalStyle_1" calcext:value="begins-with(&quot;R&quot;)" calcext:base-cell-address="'Module 3 STEP I'.E3"/>
          </calcext:conditional-format>
        </calcext:conditional-formats>
      </table:table>
      <table:table table:name="Module 4" table:style-name="ta8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13" calcext:value-type="float">
            <text:p>213</text:p>
          </table:table-cell>
          <table:table-cell table:style-name="ce2" table:formula="of:=LOOKUP([.B2];[$'Printed parts'.B$1:.B$1048576];[$'Printed parts'.D$1:.D$1048576])" office:value-type="string" office:string-value="4M1" calcext:value-type="string">
            <text:p>4M1</text:p>
          </table:table-cell>
          <table:table-cell/>
          <table:table-cell table:style-name="ce5" table:formula="of:=LOOKUP([.B2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3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/>
          <table:table-cell table:style-name="ce5" table:formula="of:=LOOKUP([.B3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6" calcext:value-type="float">
            <text:p>126</text:p>
          </table:table-cell>
          <table:table-cell table:style-name="ce10" table:formula="of:=LOOKUP([.B4];[$Fasteners.B$1:.B$1048576];[$Fasteners.C$1:.C$1048576])" office:value-type="string" office:string-value="Dimension A: M-8 Locknut" calcext:value-type="string">
            <text:p>Dimension A: M-8 Locknut</text:p>
          </table:table-cell>
          <table:table-cell/>
          <table:table-cell table:style-name="ce12" table:formula="of:=LOOKUP([.B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LOOKUP([.B5];[$Components.B$1:.B$1048576];[$Components.C$1:.C$1048576])" office:value-type="string" office:string-value="Brass insert M3" calcext:value-type="string">
            <text:p>Brass insert M3</text:p>
          </table:table-cell>
          <table:table-cell/>
          <table:table-cell table:style-name="ce5" table:formula="of:=LOOKUP([.B5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32" calcext:value-type="float">
            <text:p>232</text:p>
          </table:table-cell>
          <table:table-cell table:style-name="ce2" table:formula="of:=LOOKUP([.B6];[$'Printed parts'.B$1:.B$1048576];[$'Printed parts'.D$1:.D$1048576])" office:value-type="string" office:string-value="Tapa TBB" calcext:value-type="string">
            <text:p>Tapa TBB</text:p>
          </table:table-cell>
          <table:table-cell/>
          <table:table-cell table:style-name="ce5" table:formula="of:=LOOKUP([.B6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3" calcext:value-type="float">
            <text:p>103</text:p>
          </table:table-cell>
          <table:table-cell table:style-name="ce10" table:formula="of:=LOOKUP([.B7];[$Fasteners.B$1:.B$1048576];[$Fasteners.C$1:.C$1048576])" office:value-type="string" office:string-value="Dimension A: M-3 Dimension B: 12 mm" calcext:value-type="string">
            <text:p>Dimension A: M-3 Dimension B: 12 mm</text:p>
          </table:table-cell>
          <table:table-cell/>
          <table:table-cell table:style-name="ce12" table:formula="of:=LOOKUP([.B7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6" calcext:value-type="float">
            <text:p>216</text:p>
          </table:table-cell>
          <table:table-cell table:style-name="ce2" table:formula="of:=LOOKUP([.B8];[$'Printed parts'.B$1:.B$1048576];[$'Printed parts'.D$1:.D$1048576])" office:value-type="string" office:string-value="T4M1" calcext:value-type="string">
            <text:p>T4M1</text:p>
          </table:table-cell>
          <table:table-cell/>
          <table:table-cell table:style-name="ce5" table:formula="of:=LOOKUP([.B8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table:formula="of:=LOOKUP([.B9];[$Components.B$1:.B$1048576];[$Components.C$1:.C$1048576])" office:value-type="string" office:string-value="Ball Bearing 623ZZ 3mm x 10mm x 4mm" calcext:value-type="string">
            <text:p>Ball Bearing 623ZZ 3mm x 10mm x 4mm</text:p>
          </table:table-cell>
          <table:table-cell/>
          <table:table-cell table:style-name="ce5" table:formula="of:=LOOKUP([.B9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0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2" table:formula="of:=LOOKUP([.B10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5" calcext:value-type="float">
            <text:p>105</text:p>
          </table:table-cell>
          <table:table-cell table:style-name="ce10" table:formula="of:=LOOKUP([.B11];[$Fasteners.B$1:.B$1048576];[$Fasteners.C$1:.C$1048576])" office:value-type="string" office:string-value="Dimension A: M-3 Dimension B: 20 mm" calcext:value-type="string">
            <text:p>Dimension A: M-3 Dimension B: 20 mm</text:p>
          </table:table-cell>
          <table:table-cell/>
          <table:table-cell table:style-name="ce12" table:formula="of:=LOOKUP([.B11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2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2" table:formula="of:=LOOKUP([.B1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7" calcext:value-type="float">
            <text:p>107</text:p>
          </table:table-cell>
          <table:table-cell table:style-name="ce10" table:formula="of:=LOOKUP([.B13];[$Fasteners.B$1:.B$1048576];[$Fasteners.C$1:.C$1048576])" office:value-type="string" office:string-value="Dimension A: M-3 Dimension B: 30 mm" calcext:value-type="string">
            <text:p>Dimension A: M-3 Dimension B: 30 mm</text:p>
          </table:table-cell>
          <table:table-cell/>
          <table:table-cell table:style-name="ce12" table:formula="of:=LOOKUP([.B1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14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/>
          <table:table-cell table:style-name="ce5" table:formula="of:=LOOKUP([.B14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4" calcext:value-type="float">
            <text:p>214</text:p>
          </table:table-cell>
          <table:table-cell table:style-name="ce2" table:formula="of:=LOOKUP([.B15];[$'Printed parts'.B$1:.B$1048576];[$'Printed parts'.D$1:.D$1048576])" office:value-type="string" office:string-value="4M2" calcext:value-type="string">
            <text:p>4M2</text:p>
          </table:table-cell>
          <table:table-cell/>
          <table:table-cell table:style-name="ce5" table:formula="of:=LOOKUP([.B15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5" calcext:value-type="float">
            <text:p>215</text:p>
          </table:table-cell>
          <table:table-cell table:style-name="ce2" table:formula="of:=LOOKUP([.B16];[$'Printed parts'.B$1:.B$1048576];[$'Printed parts'.D$1:.D$1048576])" office:value-type="string" office:string-value="4M2C" calcext:value-type="string">
            <text:p>4M2C</text:p>
          </table:table-cell>
          <table:table-cell/>
          <table:table-cell table:style-name="ce5" table:formula="of:=LOOKUP([.B16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7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2" table:formula="of:=LOOKUP([.B17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4" calcext:value-type="float">
            <text:p>114</text:p>
          </table:table-cell>
          <table:table-cell table:style-name="ce10" table:formula="of:=LOOKUP([.B18];[$Fasteners.B$1:.B$1048576];[$Fasteners.C$1:.C$1048576])" office:value-type="string" office:string-value="Dimension A: M-4 Dimension B: 25 mm" calcext:value-type="string">
            <text:p>Dimension A: M-4 Dimension B: 25 mm</text:p>
          </table:table-cell>
          <table:table-cell/>
          <table:table-cell table:style-name="ce12" table:formula="of:=LOOKUP([.B18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10" table:formula="of:=LOOKUP([.B19];[$Fasteners.B$1:.B$1048576];[$Fasteners.C$1:.C$1048576])" office:value-type="string" office:string-value="Dimension A: M-4 Locknut" calcext:value-type="string">
            <text:p>Dimension A: M-4 Locknut</text:p>
          </table:table-cell>
          <table:table-cell/>
          <table:table-cell table:style-name="ce12" table:formula="of:=LOOKUP([.B1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table:formula="of:=LOOKUP([.B20];[$Components.B$1:.B$1048576];[$Components.C$1:.C$1048576])" office:value-type="string" office:string-value="Chrome steel smooth bar-80mm" calcext:value-type="string">
            <text:p>Chrome steel smooth bar-80mm</text:p>
          </table:table-cell>
          <table:table-cell/>
          <table:table-cell table:style-name="ce5" table:formula="of:=LOOKUP([.B20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LOOKUP([.B21];[$Components.B$1:.B$1048576];[$Components.C$1:.C$1048576])" office:value-type="string" office:string-value="Stepper Motor SM35HT36-1004A, 1,8º step, 1A, 1400g·cm" calcext:value-type="string">
            <text:p>Stepper Motor SM35HT36-1004A, 1,8º step, 1A, 1400g·cm</text:p>
          </table:table-cell>
          <table:table-cell/>
          <table:table-cell table:style-name="ce5" table:formula="of:=LOOKUP([.B21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table:formula="of:=LOOKUP([.B22];[$Components.B$1:.B$1048576];[$Components.C$1:.C$1048576])" office:value-type="string" office:string-value="Pulley T5, Bore 5mm, 10 tooth, 17 mm width" calcext:value-type="string">
            <text:p>Pulley T5, Bore 5mm, 10 tooth, 17 mm width</text:p>
          </table:table-cell>
          <table:table-cell/>
          <table:table-cell table:style-name="ce5" table:formula="of:=LOOKUP([.B22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1" calcext:value-type="float">
            <text:p>101</text:p>
          </table:table-cell>
          <table:table-cell table:style-name="ce10" table:formula="of:=LOOKUP([.B23];[$Fasteners.B$1:.B$1048576];[$Fasteners.C$1:.C$1048576])" office:value-type="string" office:string-value="Dimension A: M-3 Dimension B: 8 mm" calcext:value-type="string">
            <text:p>Dimension A: M-3 Dimension B: 8 mm</text:p>
          </table:table-cell>
          <table:table-cell/>
          <table:table-cell table:style-name="ce12" table:formula="of:=LOOKUP([.B2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LOOKUP([.B24];[$Components.B$1:.B$1048576];[$Components.C$1:.C$1048576])" office:value-type="string" office:string-value="Brass insert M3" calcext:value-type="string">
            <text:p>Brass insert M3</text:p>
          </table:table-cell>
          <table:table-cell/>
          <table:table-cell table:style-name="ce5" table:formula="of:=LOOKUP([.B24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31" calcext:value-type="float">
            <text:p>231</text:p>
          </table:table-cell>
          <table:table-cell table:style-name="ce2" table:formula="of:=LOOKUP([.B25];[$'Printed parts'.B$1:.B$1048576];[$'Printed parts'.D$1:.D$1048576])" office:value-type="string" office:string-value="Tapa 4M1" calcext:value-type="string">
            <text:p>Tapa 4M1</text:p>
          </table:table-cell>
          <table:table-cell/>
          <table:table-cell table:style-name="ce5" table:formula="of:=LOOKUP([.B25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3" calcext:value-type="float">
            <text:p>103</text:p>
          </table:table-cell>
          <table:table-cell table:style-name="ce10" table:formula="of:=LOOKUP([.B26];[$Fasteners.B$1:.B$1048576];[$Fasteners.C$1:.C$1048576])" office:value-type="string" office:string-value="Dimension A: M-3 Dimension B: 12 mm" calcext:value-type="string">
            <text:p>Dimension A: M-3 Dimension B: 12 mm</text:p>
          </table:table-cell>
          <table:table-cell/>
          <table:table-cell table:style-name="ce12" table:formula="of:=LOOKUP([.B2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table:style-name="ce10" table:formula="of:=LOOKUP([.B27];[$Fasteners.B$1:.B$1048576];[$Fasteners.C$1:.C$1048576])" office:value-type="string" office:string-value="Dimension A: M-3 Dimension B: 16 mm" calcext:value-type="string">
            <text:p>Dimension A: M-3 Dimension B: 16 mm</text:p>
          </table:table-cell>
          <table:table-cell/>
          <table:table-cell table:style-name="ce12" table:formula="of:=LOOKUP([.B27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table:formula="of:=LOOKUP([.B28];[$Components.B$1:.B$1048576];[$Components.C$1:.C$1048576])" office:value-type="string" office:string-value="Servo Motor 180§ 55G TORQUE=13KG/CM" calcext:value-type="string">
            <text:p>Servo Motor 180§ 55G TORQUE=13KG/CM</text:p>
          </table:table-cell>
          <table:table-cell/>
          <table:table-cell table:style-name="ce5" table:formula="of:=LOOKUP([.B28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10" table:formula="of:=LOOKUP([.B29];[$Fasteners.B$1:.B$1048576];[$Fasteners.C$1:.C$1048576])" office:value-type="string" office:string-value="Dimension A: M-3 Dimension B: 10 mm" calcext:value-type="string">
            <text:p>Dimension A: M-3 Dimension B: 10 mm</text:p>
          </table:table-cell>
          <table:table-cell/>
          <table:table-cell table:style-name="ce12" table:formula="of:=LOOKUP([.B2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odule 4'.E4:'Module 4'.E4 'Module 4'.E7:'Module 4'.E7 'Module 4'.E10:'Module 4'.E13 'Module 4'.E17:'Module 4'.E19 'Module 4'.E23:'Module 4'.E23 'Module 4'.E26:'Module 4'.E27 'Module 4'.E29:'Module 4'.E29">
            <calcext:condition calcext:apply-style-name="ConditionalStyle_1" calcext:value="begins-with(&quot;R&quot;)" calcext:base-cell-address="'Module 4'.E4"/>
          </calcext:conditional-format>
        </calcext:conditional-formats>
      </table:table>
      <table:table table:name="Module 3 STEP II" table:style-name="ta9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table:style-name="ce10" table:formula="of:=LOOKUP([.B2];[$Fasteners.B$1:.B$1048576];[$Fasteners.C$1:.C$1048576])" office:value-type="string" office:string-value="Dimension A: M-3 Dimension B: 16 mm" calcext:value-type="string">
            <text:p>Dimension A: M-3 Dimension B: 16 mm</text:p>
          </table:table-cell>
          <table:table-cell/>
          <table:table-cell table:style-name="ce13" table:formula="of:=LOOKUP([.B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9" calcext:value-type="float">
            <text:p>109</text:p>
          </table:table-cell>
          <table:table-cell table:style-name="ce10" table:formula="of:=LOOKUP([.B3];[$Fasteners.B$1:.B$1048576];[$Fasteners.C$1:.C$1048576])" office:value-type="string" office:string-value="Dimension A: M-3 Dimension B: 40 mm" calcext:value-type="string">
            <text:p>Dimension A: M-3 Dimension B: 40 mm</text:p>
          </table:table-cell>
          <table:table-cell/>
          <table:table-cell table:style-name="ce13" table:formula="of:=LOOKUP([.B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4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3" table:formula="of:=LOOKUP([.B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1" calcext:value-type="float">
            <text:p>211</text:p>
          </table:table-cell>
          <table:table-cell table:style-name="ce2" table:formula="of:=LOOKUP([.B5];[$'Printed parts'.B$1:.B$1048576];[$'Printed parts'.D$1:.D$1048576])" office:value-type="string" office:string-value="3M2" calcext:value-type="string">
            <text:p>3M2</text:p>
          </table:table-cell>
          <table:table-cell/>
          <table:table-cell table:style-name="ce5" table:formula="of:=LOOKUP([.B5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LOOKUP([.B6];[$Components.B$1:.B$1048576];[$Components.C$1:.C$1048576])" office:value-type="string" office:string-value="Ball Bearing 608ZZ 8mm x 22mm x 7mm" calcext:value-type="string">
            <text:p>Ball Bearing 608ZZ 8mm x 22mm x 7mm</text:p>
          </table:table-cell>
          <table:table-cell/>
          <table:table-cell table:style-name="ce5" table:formula="of:=LOOKUP([.B6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table:formula="of:=LOOKUP([.B7];[$Components.B$1:.B$1048576];[$Components.C$1:.C$1048576])" office:value-type="string" office:string-value="Chrome steel smooth bar-114mm" calcext:value-type="string">
            <text:p>Chrome steel smooth bar-114mm</text:p>
          </table:table-cell>
          <table:table-cell/>
          <table:table-cell table:style-name="ce5" table:formula="of:=LOOKUP([.B7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LOOKUP([.B8];[$Components.B$1:.B$1048576];[$Components.C$1:.C$1048576])" office:value-type="string" office:string-value="Gear Ratio 5:1 Planetary Gearbox Nema 17 Stepper 17HS19-1684S-PG5 ( step 0,35º , 2Nm, 1,68A)" calcext:value-type="string">
            <text:p>Gear Ratio 5:1 Planetary Gearbox Nema 17 Stepper 17HS19-1684S-PG5 ( step 0,35º , 2Nm, 1,68A)</text:p>
          </table:table-cell>
          <table:table-cell/>
          <table:table-cell table:style-name="ce5" table:formula="of:=LOOKUP([.B8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table:formula="of:=LOOKUP([.B9];[$Components.B$1:.B$1048576];[$Components.C$1:.C$1048576])" office:value-type="string" office:string-value="Pulley T5, Bore 8mm, 14 tooth, 17mm width" calcext:value-type="string">
            <text:p>Pulley T5, Bore 8mm, 14 tooth, 17mm width</text:p>
          </table:table-cell>
          <table:table-cell/>
          <table:table-cell table:style-name="ce5" table:formula="of:=LOOKUP([.B9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10" table:formula="of:=LOOKUP([.B10];[$Fasteners.B$1:.B$1048576];[$Fasteners.C$1:.C$1048576])" office:value-type="string" office:string-value="Dimension A: M-3 Nut" calcext:value-type="string">
            <text:p>Dimension A: M-3 Nut</text:p>
          </table:table-cell>
          <table:table-cell/>
          <table:table-cell table:style-name="ce13" table:formula="of:=LOOKUP([.B10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30" calcext:value-type="float">
            <text:p>230</text:p>
          </table:table-cell>
          <table:table-cell table:style-name="ce2" table:formula="of:=LOOKUP([.B11];[$'Printed parts'.B$1:.B$1048576];[$'Printed parts'.D$1:.D$1048576])" office:value-type="string" office:string-value="Tapa 3M1" calcext:value-type="string">
            <text:p>Tapa 3M1</text:p>
          </table:table-cell>
          <table:table-cell/>
          <table:table-cell table:style-name="ce5" table:formula="of:=LOOKUP([.B11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table:style-name="ce10" table:formula="of:=LOOKUP([.B12];[$Fasteners.B$1:.B$1048576];[$Fasteners.C$1:.C$1048576])" office:value-type="string" office:string-value="Dimension A: M-3 Dimension B: 10 mm" calcext:value-type="string">
            <text:p>Dimension A: M-3 Dimension B: 10 mm</text:p>
          </table:table-cell>
          <table:table-cell/>
          <table:table-cell table:style-name="ce13" table:formula="of:=LOOKUP([.B12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odule 3 STEP II'.E2:'Module 3 STEP II'.E4 'Module 3 STEP II'.E10:'Module 3 STEP II'.E10 'Module 3 STEP II'.E12:'Module 3 STEP II'.E12">
            <calcext:condition calcext:apply-style-name="ConditionalStyle_1" calcext:value="begins-with(&quot;R&quot;)" calcext:base-cell-address="'Module 3 STEP II'.E2"/>
          </calcext:conditional-format>
        </calcext:conditional-formats>
      </table:table>
      <table:table table:name="Base Assembly" table:style-name="ta10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BOM ID</text:p>
          </table:table-cell>
          <table:table-cell table:style-name="ce3" office:value-type="string" calcext:value-type="string">
            <text:p>BOM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table:formula="of:=LOOKUP([.B2];[$Components.B$1:.B$1048576];[$Components.C$1:.C$1048576])" office:value-type="string" office:string-value="Wood Base - 550mm x 550mm x 16mm" calcext:value-type="string">
            <text:p>Wood Base - 550mm x 550mm x 16mm</text:p>
          </table:table-cell>
          <table:table-cell/>
          <table:table-cell table:style-name="ce5" table:formula="of:=LOOKUP([.B2]; [$Components.B$1:.B$1048576];[$Component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table:style-name="ce10" table:formula="of:=LOOKUP([.B3];[$Fasteners.B$1:.B$1048576];[$Fasteners.C$1:.C$1048576])" office:value-type="string" office:string-value="Dimension A: M-4 Dimension B: 40 mm" calcext:value-type="string">
            <text:p>Dimension A: M-4 Dimension B: 40 mm</text:p>
          </table:table-cell>
          <table:table-cell/>
          <table:table-cell table:style-name="ce14" table:formula="of:=LOOKUP([.B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10" table:formula="of:=LOOKUP([.B4];[$Fasteners.B$1:.B$1048576];[$Fasteners.C$1:.C$1048576])" office:value-type="string" office:string-value="Dimension A: M-4 Locknut" calcext:value-type="string">
            <text:p>Dimension A: M-4 Locknut</text:p>
          </table:table-cell>
          <table:table-cell/>
          <table:table-cell table:style-name="ce14" table:formula="of:=LOOKUP([.B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7" calcext:value-type="float">
            <text:p>117</text:p>
          </table:table-cell>
          <table:table-cell table:style-name="ce10" table:formula="of:=LOOKUP([.B5];[$Fasteners.B$1:.B$1048576];[$Fasteners.C$1:.C$1048576])" office:value-type="string" office:string-value="Dimension A: M-4 Dimension B: 45 mm" calcext:value-type="string">
            <text:p>Dimension A: M-4 Dimension B: 45 mm</text:p>
          </table:table-cell>
          <table:table-cell/>
          <table:table-cell table:style-name="ce14" table:formula="of:=LOOKUP([.B5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table:style-name="ce10" table:formula="of:=LOOKUP([.B6];[$Fasteners.B$1:.B$1048576];[$Fasteners.C$1:.C$1048576])" office:value-type="string" office:string-value="Dimension A: M-8 Dimension B: 65 mm" calcext:value-type="string">
            <text:p>Dimension A: M-8 Dimension B: 65 mm</text:p>
          </table:table-cell>
          <table:table-cell/>
          <table:table-cell table:style-name="ce14" table:formula="of:=LOOKUP([.B6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6" calcext:value-type="float">
            <text:p>126</text:p>
          </table:table-cell>
          <table:table-cell table:style-name="ce10" table:formula="of:=LOOKUP([.B7];[$Fasteners.B$1:.B$1048576];[$Fasteners.C$1:.C$1048576])" office:value-type="string" office:string-value="Dimension A: M-8 Locknut" calcext:value-type="string">
            <text:p>Dimension A: M-8 Locknut</text:p>
          </table:table-cell>
          <table:table-cell/>
          <table:table-cell table:style-name="ce14" table:formula="of:=LOOKUP([.B7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table:style-name="ce10" table:formula="of:=LOOKUP([.B8];[$Fasteners.B$1:.B$1048576];[$Fasteners.C$1:.C$1048576])" office:value-type="string" office:string-value="Dimension A: M-4 Locknut" calcext:value-type="string">
            <text:p>Dimension A: M-4 Locknut</text:p>
          </table:table-cell>
          <table:table-cell/>
          <table:table-cell table:style-name="ce14" table:formula="of:=LOOKUP([.B8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10" table:formula="of:=LOOKUP([.B9];[$Fasteners.B$1:.B$1048576];[$Fasteners.C$1:.C$1048576])" office:value-type="string" office:string-value="Dimension A: M-4 Dimension B: 30 mm" calcext:value-type="string">
            <text:p>Dimension A: M-4 Dimension B: 30 mm</text:p>
          </table:table-cell>
          <table:table-cell/>
          <table:table-cell table:style-name="ce14" table:formula="of:=LOOKUP([.B9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5" calcext:value-type="float">
            <text:p>225</text:p>
          </table:table-cell>
          <table:table-cell table:style-name="ce2" table:formula="of:=LOOKUP([.B10];[$'Printed parts'.B$1:.B$1048576];[$'Printed parts'.D$1:.D$1048576])" office:value-type="string" office:string-value="Box" calcext:value-type="string">
            <text:p>Box</text:p>
          </table:table-cell>
          <table:table-cell/>
          <table:table-cell table:style-name="ce5" table:formula="of:=LOOKUP([.B10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7" calcext:value-type="float">
            <text:p>227</text:p>
          </table:table-cell>
          <table:table-cell table:style-name="ce2" table:formula="of:=LOOKUP([.B11];[$'Printed parts'.B$1:.B$1048576];[$'Printed parts'.D$1:.D$1048576])" office:value-type="string" office:string-value="Suport Drivers" calcext:value-type="string">
            <text:p>Suport Drivers</text:p>
          </table:table-cell>
          <table:table-cell/>
          <table:table-cell table:style-name="ce5" table:formula="of:=LOOKUP([.B11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6" calcext:value-type="float">
            <text:p>226</text:p>
          </table:table-cell>
          <table:table-cell table:style-name="ce2" table:formula="of:=LOOKUP([.B12];[$'Printed parts'.B$1:.B$1048576];[$'Printed parts'.D$1:.D$1048576])" office:value-type="string" office:string-value="Fan module" calcext:value-type="string">
            <text:p>Fan module</text:p>
          </table:table-cell>
          <table:table-cell/>
          <table:table-cell table:style-name="ce5" table:formula="of:=LOOKUP([.B12]; [$'Printed parts'.B$1:.B$1048576];[$'Printed parts'.F$1:.F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8" calcext:value-type="float">
            <text:p>108</text:p>
          </table:table-cell>
          <table:table-cell table:style-name="ce10" table:formula="of:=LOOKUP([.B13];[$Fasteners.B$1:.B$1048576];[$Fasteners.C$1:.C$1048576])" office:value-type="string" office:string-value="Dimension A: M-3 Dimension B: 35 mm" calcext:value-type="string">
            <text:p>Dimension A: M-3 Dimension B: 35 mm</text:p>
          </table:table-cell>
          <table:table-cell/>
          <table:table-cell table:style-name="ce14" table:formula="of:=LOOKUP([.B13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10" table:formula="of:=LOOKUP([.B14];[$Fasteners.B$1:.B$1048576];[$Fasteners.C$1:.C$1048576])" office:value-type="string" office:string-value="Dimension A: M-4 Dimension B: 30 mm" calcext:value-type="string">
            <text:p>Dimension A: M-4 Dimension B: 30 mm</text:p>
          </table:table-cell>
          <table:table-cell/>
          <table:table-cell table:style-name="ce14" table:formula="of:=LOOKUP([.B14]; [$Fasteners.B$1:.B$1048576];[$Fasteners.E$1:.E$1048576])" office:value-type="float" office:value="0" calcext:value-type="float">
            <text:p/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se Assembly'.E3:'Base Assembly'.E9 'Base Assembly'.E13:'Base Assembly'.E14">
            <calcext:condition calcext:apply-style-name="ConditionalStyle_1" calcext:value="begins-with(&quot;R&quot;)" calcext:base-cell-address="'Base Assembly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ed_20_parts" style:display-name="PageStyle_Print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1" style:display-name="PageStyle_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2" style:display-name="PageStyle_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_20_assembly" style:display-name="PageStyle_Tool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3_20_STEP_20_I" style:display-name="PageStyle_Module 3 STEP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4" style:display-name="PageStyle_Modu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3_20_STEP_20_II" style:display-name="PageStyle_Module 3 STEP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Assembly" style:display-name="PageStyle_Base Assemb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759" meta:object-count="0"/>
    <meta:generator>LibreOfficeDev/6.0.5.2$Linux_X86_64 LibreOffice_project/</meta:generator>
  </office:meta>
</office:document-meta>
</file>